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29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Table_20_Contents">
      <style:paragraph-properties fo:text-align="start" style:justify-single-word="false" fo:background-color="transparent" style:shadow="none">
        <style:background-image/>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2.2</text:user-defined></text:p>
          </table:table-cell>
          <table:table-cell table:style-name="Versiones.B2" office:value-type="string">
            <text:p text:style-name="P10">Terminado de revisar el 9º y el 8º párrafo.</text:p>
          </table:table-cell>
        </table:table-row>
        <table:table-row>
          <table:table-cell table:style-name="Versiones.A3" office:value-type="string">
            <text:p text:style-name="P9">2.1</text:p>
          </table:table-cell>
          <table:table-cell table:style-name="Versiones.B2" office:value-type="string">
            <text:p text:style-name="P10">Terminado de traducir el noveno párrafo.</text:p>
          </table:table-cell>
        </table:table-row>
        <table:table-row>
          <table:table-cell table:style-name="Versiones.A2" office:value-type="string">
            <text:p text:style-name="P9">2.0</text:p>
          </table:table-cell>
          <table:table-cell table:style-name="Versiones.B2" office:value-type="string">
            <text:p text:style-name="P10">Empezando a traducir el noven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y segundo párrafo (corregidos los días 1-X-07 y 2-X-07)<text:tab/>3</text:p>
          <text:p text:style-name="P16">1.2 Tercer y cuarto párrafo (corregido el día 2-X-07)<text:tab/>3</text:p>
          <text:p text:style-name="P16">1.3 Quinto párrafo (corregido el día 2-X-07)<text:tab/>4</text:p>
          <text:p text:style-name="P16">1.4 Sexto párrafo (corregido el día 8-X-07)<text:tab/>4</text:p>
          <text:p text:style-name="P16">1.5 Sexto párrafo (corregido el día 8-X-07)<text:tab/>4</text:p>
          <text:p text:style-name="P16">1.6 Séptimo párrafo (corregido el día 8-X-07)<text:tab/>4</text:p>
          <text:p text:style-name="P16">1.7 Octavo párrafo (sin corregir)<text:tab/>5</text:p>
          <text:p text:style-name="P16">1.8 Noveno párrafo (sin corregir)<text:tab/>5</text:p>
          <text:p text:style-name="P15">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y segundo párrafo (corregidos los días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corregido el día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er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text:soft-page-break/>1.3 Quinto párrafo (corregido el día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corregido el día 8-X-07)</text:h>
        <text:p text:style-name="P5">Sea como fuere, IBM no sólo no mostraba ninguna inclinación a comprar SCO sin que en agosto, IBM le demando a su vez, acusándole de haber violado la licencia de código abierto que rige Linux (que SCO, después de todo, ha estado distribuyendo) y haber infri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5"/>
        <text:h text:style-name="P14" text:outline-level="2">1.5 Sexto párrafo (corregido el día 8-X-07)</text:h>
        <text:p text:style-name="P5">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5"/>
        <text:h text:style-name="P14" text:outline-level="2">1.6 Séptimo párrafo (corregido el día 8-X-07)</text:h>
        <text:p text:style-name="P5">Mr McBride argumentaba que no podía revelar el códgo que SCO reclama con todo detalle sería como abrir el código – lo que para él sería rendirse al capital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Legalmente, que no podía ser divulgada.</text:p>
        <text:p text:style-name="P5"/>
        <text:h text:style-name="P14" text:outline-level="2"><text:soft-page-break/>1.7 Octavo párrafo (sin corregir)</text:h>
        <text:p text:style-name="P5">Lucha por la cultura libre de fanatismos religiosos</text:p>
        <text:p text:style-name="P5">Pero el impacto de la foto sí es importante, sin embargo. SCO ha causado tal incertidumbre que las consultoras tecnológicas, tales como Gartner y el grupo Yankee, están aconsejando a sus clientes que esperen y vean que pasa antes de adoptar Linux. Esto satisface ciertamente al resto del sector fundamentalista, sobre todo a Microsoft, cuyo sistema operativo propietario Windows es el rival más fiero de Linux. Esto no ha pasado inadvertido por Microsoft que es una de las pocas compañías que en ese momento estaba pagando a SCO por una licencia de Linux, incluso aunque para Microsoft no haya tenido ninguna utilidad. Microsoft y SCO negaban, sin ningún resultado, que no actuaban de forma conjunta, pero la mayoría de partidarios del software abierto asumen que el malvado demonio de Redmond está contratando a un mercenario.</text:p>
        <text:p text:style-name="P5"/>
        <text:h text:style-name="P14" text:outline-level="2">1.8 Noveno párrafo (sin corregir)</text:h>
        <text:p text:style-name="P5">Como resultado los dos bandos están cavando en sus trincheras. “Nosotros nos mantendremos firmes, y ellos no abandonan, así que nosotros tendremos un gran problema”, dice Mr McBride. Como los fundamentalistas de 1925, él puede acabar siendo un hecho irrelevante en la historia o puede detener la evolución de Linux. Todavía, es muy pronto para decirlo.</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text:soft-page-break/>hanging-chads episode in Florida in 2000</text:p>
            </table:table-cell>
            <table:table-cell table:style-name="Traducciones_5f_Complicadas.C2" office:value-type="string">
              <text:p text:style-name="Table_20_Contents">Se refiere al debate de las tarjetas perforadas de votación de las <text:soft-page-break/>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challeging SCO to end the “bagueness” of its accusations”</text:p>
            </table:table-cell>
            <table:table-cell table:style-name="Traducciones_5f_Complicadas.C2" office:value-type="string">
              <text:p text:style-name="Table_20_Contents">En la que alegaba que SCO estaba confuso sobre lo que tenía y le pedía.</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world's,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text:soft-page-break/>bothers the open-sourcers is SCO's refusal to reveal which lines of code”</text:p>
            </table:table-cell>
            <table:table-cell table:style-name="Traducciones_5f_Complicadas.C2" office:value-type="string">
              <text:p text:style-name="Table_20_Contents">Lo que más molesta a los partidarios del código abierto es la negación <text:soft-page-break/>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rivially easy”. 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8-X-07</text:user-defined></text:p>
          <text:p text:style-name="P2">Versión: <text:user-defined text:name="Versión">2.2</text:user-defined></text:p>
          <text:p text:style-name="Footer"><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dc:description>
    <dc:subject>Traducción de Textos</dc:subject>
    <meta:keyword>Sobre monos y pingüinos traducción de textos Rosario Plaza rplaza@fi.upm.es</meta:keyword>
    <meta:editing-cycles>1</meta:editing-cycles>
    <meta:editing-duration>PT0S</meta:editing-duration>
    <meta:user-defined meta:name="Autor">Rubén Paje del Pino</meta:user-defined>
    <meta:user-defined meta:name="Versión">2.2</meta:user-defined>
    <meta:user-defined meta:name="Texto">1</meta:user-defined>
    <meta:user-defined meta:name="Última Revisión">8-X-07</meta:user-defined>
    <meta:document-statistic meta:table-count="2" meta:image-count="0" meta:object-count="0" meta:page-count="7" meta:paragraph-count="130" meta:word-count="1972" meta:character-count="11299"/>
  </office:meta>
</office:document-meta>
</file>